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0.37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937in"/>
    </style:style>
    <style:style style:name="co5" style:family="table-column">
      <style:table-column-properties fo:break-before="auto" style:column-width="1.2075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0.3783in"/>
    </style:style>
    <style:style style:name="co8" style:family="table-column">
      <style:table-column-properties fo:break-before="auto" style:column-width="1.2646in"/>
    </style:style>
    <style:style style:name="co9" style:family="table-column">
      <style:table-column-properties fo:break-before="auto" style:column-width="1.12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enute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4"/>
          <table:table-cell table:style-name="ce4" office:value-type="string" calcext:value-type="string">
            <text:p>Dialog – Does it Display</text:p>
          </table:table-cell>
          <table:table-cell table:style-name="ce4" office:value-type="string" calcext:value-type="string">
            <text:p>Does it return to main and exit</text:p>
          </table:table-cell>
          <table:table-cell table:style-name="ce4" office:value-type="string" calcext:value-type="string">
            <text:p>Dialog – Do items function?</text:p>
          </table:table-cell>
          <table:table-cell/>
          <table:table-cell table:style-name="ce4" office:value-type="string" calcext:value-type="string">
            <text:p>Echo – Does it display?</text:p>
          </table:table-cell>
          <table:table-cell table:style-name="ce4" office:value-type="string" calcext:value-type="string">
            <text:p>Echo – Does it Function?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office:value-type="string" calcext:value-type="string">
            <text:p>f_mainMenus.cfg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bmenus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distrobases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f_arch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debian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fedora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openSUSE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solus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ubuntu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flatpak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f_flatpakBrowser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flatpakCoding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flatpakGraphics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flatpakInternet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flatpakMultimedia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flatpakPasswordManager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flatpakTorrent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flatpakUniversal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3"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software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f_browsers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multimedia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productivity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shells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universal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f_cleanup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f_theming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f_universalAppSub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>
            <text:p>software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_browserMenus.cfg</text:p>
          </table:table-cell>
          <table:table-cell office:value-type="string" calcext:value-type="string">
            <text:p>NO </text:p>
          </table:table-cell>
          <table:table-cell table:style-name="Default" office:value-type="string" calcext:value-type="string">
            <text:p>NO</text:p>
          </table:table-cell>
          <table:table-cell table:style-name="Default"/>
          <table:table-cell/>
          <table:table-cell office:value-type="string" calcext:value-type="string">
            <text:p>These are the menus for choosing which Chromium or Firefox to use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string" calcext:value-type="string">
            <text:p>multimedia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_makemkv_menu.cfg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>
            <text:p>wine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_wineMenu.cfg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_wineMenuRelated.cfg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 calcext:value-type="string">
            <text:p>f_AURMenu.cfg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f_fedyMenus.cfg</text:p>
          </table:table-cell>
          <table:table-cell table:number-columns-repeated="2"/>
          <table:table-cell office:value-type="string" calcext:value-type="string">
            <text:p>Missing it seem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 calcext:value-type="string">
            <text:p>f_gitMenus.cfg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 calcext:value-type="string">
            <text:p>f_manjaroMenus.cfg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13:47:57.2211443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15T16:01:04.965914350</dc:date>
    <meta:editing-duration>PT5H34M16S</meta:editing-duration>
    <meta:editing-cycles>34</meta:editing-cycles>
    <meta:generator>LibreOffice/7.3.1.3$Linux_X86_64 LibreOffice_project/30$Build-3</meta:generator>
    <dc:creator>xmetal</dc:creator>
    <meta:document-statistic meta:table-count="1" meta:cell-count="99" meta:object-count="0"/>
  </office:meta>
</office:document-meta>
</file>